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1" svg:font-family="'DejaVu Serif'" style:font-family-generic="roman"/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style:style style:name="T1" style:family="text">
      <style:text-properties style:font-name="DejaVu Serif1" style:font-name-asian="DejaVu Serif1" style:font-name-complex="DejaVu Serif1"/>
    </style:style>
    <style:style style:name="T2" style:family="text">
      <style:text-properties style:font-name="DejaVu Sans1" style:font-name-asian="DejaVu Sans1" style:font-name-complex="DejaVu Sans1"/>
    </style:style>
    <style:style style:name="T3" style:family="text">
      <style:text-properties style:font-name="DejaVu Sans" style:font-name-asian="DejaVu Sans"/>
    </style:style>
    <style:style style:name="T4" style:family="text">
      <style:text-properties style:font-name="DejaVu Sans" style:font-name-asian="DejaVu Sans" style:font-name-complex="DejaVu Sans1"/>
    </style:style>
    <style:style style:name="T5" style:family="text">
      <style:text-properties style:font-name="DejaVu Sans" style:font-name-asian="DejaVu Sans" style:font-name-complex="DejaVu Serif1"/>
    </style:style>
    <style:style style:name="T6" style:family="text">
      <style:text-properties style:font-name-asian="DejaVu Sans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-University #5 C "History Repeat Itself" <text:s/>Solution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16T09:29:39.99" text:fixed="true">2012-09-16</text:date></text:p>
      <text:p text:style-name="Standard">題目鏈接：<text:a xlink:type="simple" xlink:href="http://acm.hdu.edu.cn/showproblem.php?pid=4342">http://acm.hdu.edu.cn/showproblem.php?pid=4342</text:a></text:p>
      <text:h text:style-name="Heading_20_2" text:outline-level="2">題目大意</text:h>
      <text:p text:style-name="Standard"><text:tab/>輸出第N个非完全平方數M以及<text:span text:style-name="T2">⌊</text:span><text:span text:style-name="T1">sqrt(i)⌋1&lt;=i&lt;=M</text:span>的和。</text:p>
      <text:h text:style-name="Heading_20_2" text:outline-level="2">算法分析</text:h>
      <text:p text:style-name="Standard"><text:tab/>考慮如果已知M的話那麼前面的完全平方數<text:span text:style-name="T6">爲</text:span><text:span text:style-name="T4">⌊sqrt(M)⌋</text:span><text:span text:style-name="T2">個</text:span><text:span text:style-name="T2"><text:note text:id="ftn0" text:note-class="footnote"><text:note-citation>1</text:note-citation><text:note-body><text:p text:style-name="Footnote">直觀的規律，還沒有考慮證明。</text:p></text:note-body></text:note></text:span><text:span text:style-name="T2">，那麼顯然有M-</text:span><text:span text:style-name="T4">⌊sqrt(M)⌋=N。所以可以在[N,2^31]這個區間二分M。二分實現的時候注意精度問題。</text:span></text:p>
      <text:p text:style-name="Standard"><text:tab/>后面一問可以首先根據前面的完全平方數規律找出計算的方法：可以觀察出<text:span text:style-name="T4">⌊sqrt(i)⌋爲1的有3項，爲2的有5項，爲3的有7項……推知</text:span>設a(i)爲<text:span text:style-name="T4">⌊sqrt(i)⌋的項數，即有a(i)=i*2+1。那麼</text:span><text:span text:style-name="T2">⌊</text:span><text:span text:style-name="T1">sqrt(i)⌋1&lt;=i&lt;=M</text:span><text:span text:style-name="T4">顯然是要計算1..⌊sqrt(M)⌋的a(i)之和加上M-⌊sqrt(M)⌋^2多出來的部分。這個多出來的部分是不完整的a(⌊sqrt(M)⌋+1),所以和爲((⌊sqrt(M)⌋ + 1 )*2+1)*( M - ⌊sqrt(M)⌋^2 + 1)。對於前面完整的a(i),它們的和爲(i*2+1)*i,前⌊sqrt(M)⌋的(i*2+1)*i之和可以用</text:span>平方和公式推出。計算這兩部分的和即可。</text:p>
      <text:h text:style-name="Heading_20_2" text:outline-level="2"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MULTI UNVIERSIY #5 C</text:p>
            <text:p text:style-name="Table_20_Contents"><text:s text:c="2"/>2012-09-13</text:p>
            <text:p text:style-name="Table_20_Contents"><text:s text:c="2"/>ACCEPTED</text:p>
            <text:p text:style-name="Table_20_Contents">*/</text:p>
            <text:p text:style-name="Table_20_Contents">#include&lt;iostream&gt;</text:p>
            <text:p text:style-name="Table_20_Contents">#include&lt;cstdio&gt;</text:p>
            <text:p text:style-name="Table_20_Contents">#include&lt;cmath&gt;</text:p>
            <text:p text:style-name="Table_20_Contents">#define INF ( long long )1 &lt;&lt; 31</text:p>
            <text:p text:style-name="Table_20_Contents">#define lint unsigned long long</text:p>
            <text:p text:style-name="Table_20_Contents">using std::cin;</text:p>
            <text:p text:style-name="Table_20_Contents">using std::cout;</text:p>
            <text:p text:style-name="Table_20_Contents">using std::sqrt;</text:p>
            <text:p text:style-name="Table_20_Contents"/>
            <text:p text:style-name="Table_20_Contents">bool sync_with_stdio( bool sync = false );</text:p>
            <text:p text:style-name="Table_20_Contents">lint m , cnt , tot;</text:p>
            <text:p text:style-name="Table_20_Contents"/>
            <text:p text:style-name="Table_20_Contents">int find_nth()</text:p>
            <text:p text:style-name="Table_20_Contents">{</text:p>
            <text:p text:style-name="Table_20_Contents"><text:s text:c="2"/>lint l = m , r = INF , mid;</text:p>
            <text:p text:style-name="Table_20_Contents"><text:s text:c="2"/>while( 1 )</text:p>
            <text:p text:style-name="Table_20_Contents"><text:s text:c="4"/>{</text:p>
            <text:p text:style-name="Table_20_Contents"><text:soft-page-break/><text:s text:c="6"/>mid = l + r &gt;&gt; 1;</text:p>
            <text:p text:style-name="Table_20_Contents"><text:s text:c="6"/>if( l == mid ) break;</text:p>
            <text:p text:style-name="Table_20_Contents"><text:s text:c="6"/>if( mid - ( lint )(sqrt( double( mid ) ) ) &lt; m ) l = mid;</text:p>
            <text:p text:style-name="Table_20_Contents"><text:s text:c="6"/>else r = mid;</text:p>
            <text:p text:style-name="Table_20_Contents"><text:s text:c="4"/>}</text:p>
            <text:p text:style-name="Table_20_Contents"><text:s text:c="2"/>return mid + 1;</text:p>
            <text:p text:style-name="Table_20_Contents">}</text:p>
            <text:p text:style-name="Table_20_Contents"/>
            <text:p text:style-name="Table_20_Contents">lint count()</text:p>
            <text:p text:style-name="Table_20_Contents">{</text:p>
            <text:p text:style-name="Table_20_Contents"><text:s text:c="2"/>lint n , n0 = ( lint )( sqrt( double( cnt ) ) );</text:p>
            <text:p text:style-name="Table_20_Contents"><text:s text:c="2"/>n = n0 - 1;</text:p>
            <text:p text:style-name="Table_20_Contents"><text:s text:c="2"/>return ( n * ( n + 1 ) * ( 2 * n + 1 ) / 3 + n * ( n + 1 ) / 2 + ( n0 * ( cnt - n0 * n0 + 1 ) ) )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cin&gt;&gt;tot;</text:p>
            <text:p text:style-name="Table_20_Contents"><text:s text:c="2"/>while( tot -- )</text:p>
            <text:p text:style-name="Table_20_Contents"><text:s text:c="4"/>{</text:p>
            <text:p text:style-name="Table_20_Contents"><text:s text:c="6"/>cin&gt;&gt;m;</text:p>
            <text:p text:style-name="Table_20_Contents"><text:s text:c="6"/>cnt = find_nth();</text:p>
            <text:p text:style-name="Table_20_Contents"><text:s text:c="6"/>cout&lt;&lt;cnt&lt;&lt;" "&lt;&lt;count()&lt;&lt;"\n"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1" svg:font-family="'DejaVu Serif'" style:font-family-generic="roman"/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2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16T10:11:44</dc:date>
    <dc:creator>csuacm </dc:creator>
    <meta:editing-duration>PT19M7S</meta:editing-duration>
    <meta:editing-cycles>16</meta:editing-cycles>
    <meta:generator>LibreOffice/3.5$Linux_x86 LibreOffice_project/350m1$Build-2</meta:generator>
    <meta:document-statistic meta:table-count="1" meta:image-count="0" meta:object-count="0" meta:page-count="2" meta:paragraph-count="56" meta:word-count="258" meta:character-count="1437" meta:non-whitespace-character-count="1248"/>
  </office:meta>
</office:document-meta>
</file>